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" svg:font-family="'Latin Modern Roma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0c0c0" draw:textarea-horizontal-align="justify" draw:textarea-vertical-align="middle" draw:auto-grow-height="false" fo:min-height="0cm" fo:min-width="6.8cm"/>
    </style:style>
    <style:style style:name="gr2" style:family="graphic" style:parent-style-name="standard">
      <style:graphic-properties draw:fill-color="#d95f02" draw:textarea-horizontal-align="justify" draw:textarea-vertical-align="middle" draw:auto-grow-height="false" fo:min-height="0cm" fo:min-width="0.595cm"/>
    </style:style>
    <style:style style:name="gr3" style:family="graphic" style:parent-style-name="standard">
      <style:graphic-properties draw:fill-color="#d95f02" draw:textarea-horizontal-align="justify" draw:textarea-vertical-align="middle" draw:auto-grow-height="false" fo:min-height="0cm" fo:min-width="0.594cm"/>
    </style:style>
    <style:style style:name="gr4" style:family="graphic" style:parent-style-name="standard">
      <style:graphic-properties draw:fill-color="#1b9e77" draw:textarea-horizontal-align="justify" draw:textarea-vertical-align="middle" draw:auto-grow-height="false" fo:min-height="0cm" fo:min-width="0.594cm"/>
    </style:style>
    <style:style style:name="gr5" style:family="graphic" style:parent-style-name="standard">
      <style:graphic-properties draw:fill-color="#1b9e77" draw:textarea-horizontal-align="justify" draw:textarea-vertical-align="middle" draw:auto-grow-height="false" fo:min-height="0cm" fo:min-width="0.593cm"/>
    </style:style>
    <style:style style:name="gr6" style:family="graphic" style:parent-style-name="standard">
      <style:graphic-properties draw:fill-color="#cc99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1cm" fo:min-width="8.10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1cm" fo:min-width="9.67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6cm" fo:min-width="1.733cm"/>
    </style:style>
    <style:style style:name="gr10" style:family="graphic" style:parent-style-name="standard">
      <style:graphic-properties draw:fill-color="#0066cc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5cm" fo:min-width="0.44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46cm" fo:min-width="4.23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6cm" fo:min-width="2.347cm"/>
    </style:style>
    <style:style style:name="gr14" style:family="graphic" style:parent-style-name="standard">
      <style:graphic-properties draw:fill-color="#1b9e77" draw:textarea-horizontal-align="justify" draw:textarea-vertical-align="middle" draw:auto-grow-height="false" fo:min-height="0cm" fo:min-width="0.595cm"/>
    </style:style>
    <style:style style:name="gr15" style:family="graphic" style:parent-style-name="standard">
      <style:graphic-properties svg:stroke-width="0.1cm" svg:stroke-color="#000000" draw:marker-start-width="0.5cm" draw:marker-end-width="0.5cm" draw:fill="none" draw:textarea-vertical-align="middle" draw:auto-grow-height="false" fo:min-height="1.945cm" fo:min-width="0cm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000000" draw:marker-start-width="0.5cm" draw:marker-end-width="0.5cm" draw:fill="none" draw:textarea-vertical-align="middle" draw:auto-grow-height="false" fo:min-height="1.845cm" fo:min-width="0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000000" draw:marker-start-width="0.5cm" draw:marker-end-width="0.5cm" draw:fill="none" draw:textarea-vertical-align="middle" draw:auto-grow-height="false" fo:min-height="1.965cm" fo:min-width="0cm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6cm" fo:min-width="1.522cm"/>
    </style:style>
    <style:style style:name="gr19" style:family="graphic" style:parent-style-name="objectwithoutfill">
      <style:graphic-properties svg:stroke-width="0.05cm" draw:marker-start-width="0.355cm" draw:marker-end="Arrow" draw:marker-end-width="0.405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cm" draw:marker-start-width="0.355cm" draw:marker-end="Arrow" draw:marker-end-width="0.4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61cm" fo:min-width="4.235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-color="#d95f02"/>
      <style:paragraph-properties fo:text-align="center"/>
    </style:style>
    <style:style style:name="P3" style:family="paragraph">
      <loext:graphic-properties draw:fill-color="#1b9e77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cc9900"/>
      <style:paragraph-properties fo:text-align="center"/>
      <style:text-properties fo:font-size="11pt" style:font-size-asian="11pt" style:font-size-complex="11pt"/>
    </style:style>
    <style:style style:name="P6" style:family="paragraph">
      <loext:graphic-properties draw:fill-color="#cc9900"/>
      <style:paragraph-properties fo:text-align="center"/>
    </style:style>
    <style:style style:name="P7" style:family="paragraph">
      <loext:graphic-properties draw:fill="none" draw:fill-color="#ffffff"/>
      <style:text-properties style:font-name="Latin Modern Roman" fo:font-weight="bold" style:font-weight-asian="bold" style:font-weight-complex="bold"/>
    </style:style>
    <style:style style:name="P8" style:family="paragraph">
      <loext:graphic-properties draw:fill-color="#0066cc"/>
      <style:paragraph-properties fo:text-align="center"/>
    </style:style>
    <style:style style:name="P9" style:family="paragraph">
      <loext:graphic-properties draw:fill-color="#0066cc"/>
      <style:paragraph-properties fo:text-align="center"/>
      <style:text-properties fo:font-size="11pt" style:font-size-asian="11pt" style:font-size-complex="11pt"/>
    </style:style>
    <style:style style:name="P10" style:family="paragraph">
      <loext:graphic-properties draw:fill="none" draw:fill-color="#ffffff"/>
      <style:text-properties style:font-name="Latin Modern Roman" fo:font-size="11pt" fo:font-weight="bold" style:font-size-asian="11pt" style:font-weight-asian="bold" style:font-size-complex="11pt" style:font-weight-complex="bold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Latin Modern Roman" fo:font-weight="bold" style:font-weight-asian="bold" style:font-weight-complex="bold"/>
    </style:style>
    <style:style style:name="T3" style:family="text">
      <style:text-properties style:font-name="Latin Modern Roman" fo:font-size="11pt" fo:font-weight="bold" style:font-size-asian="11pt" style:font-weight-asian="bold" style:font-size-complex="11pt" style:font-weight-complex="bold"/>
    </style:style>
    <style:style style:name="T4" style:family="text">
      <style:text-properties style:font-name="Latin Modern Roman" fo:font-size="18pt" fo:font-weight="bold" style:font-size-asian="18pt" style:font-weight-asian="bold" style:font-size-complex="1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3cm" svg:height="0.182cm" svg:x="2.8cm" svg:y="6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94cm" svg:height="0.182cm" svg:x="4.271cm" svg:y="6.525cm">
          <text:p/>
          <draw:enhanced-geometry svg:viewBox="0 0 21600 21600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1.093cm" svg:height="0.182cm" svg:x="5.365cm" svg:y="6.525cm">
          <text:p/>
          <draw:enhanced-geometry svg:viewBox="0 0 21600 21600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1.093cm" svg:height="0.182cm" svg:x="6.458cm" svg:y="6.525cm">
          <text:p/>
          <draw:enhanced-geometry svg:viewBox="0 0 21600 21600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1.094cm" svg:height="0.182cm" svg:x="7.551cm" svg:y="6.525cm">
          <text:p/>
          <draw:enhanced-geometry svg:viewBox="0 0 21600 21600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1.094cm" svg:height="0.182cm" svg:x="4.453cm" svg:y="6.78cm">
          <text:p/>
          <draw:enhanced-geometry svg:viewBox="0 0 21600 21600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1.093cm" svg:height="0.182cm" svg:x="5.547cm" svg:y="6.78cm">
          <text:p/>
          <draw:enhanced-geometry svg:viewBox="0 0 21600 21600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1.094cm" svg:height="0.182cm" svg:x="6.64cm" svg:y="6.78cm">
          <text:p/>
          <draw:enhanced-geometry svg:viewBox="0 0 21600 21600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1.093cm" svg:height="0.182cm" svg:x="7.734cm" svg:y="6.78cm">
          <text:p/>
          <draw:enhanced-geometry svg:viewBox="0 0 21600 21600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1.093cm" svg:height="0.182cm" svg:x="4.636cm" svg:y="7.034cm">
          <text:p/>
          <draw:enhanced-geometry svg:viewBox="0 0 21600 21600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1.093cm" svg:height="0.182cm" svg:x="5.729cm" svg:y="7.034cm">
          <text:p/>
          <draw:enhanced-geometry svg:viewBox="0 0 21600 21600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1.094cm" svg:height="0.182cm" svg:x="6.822cm" svg:y="7.034cm">
          <text:p/>
          <draw:enhanced-geometry svg:viewBox="0 0 21600 21600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1.093cm" svg:height="0.182cm" svg:x="7.916cm" svg:y="7.034cm">
          <text:p/>
          <draw:enhanced-geometry svg:viewBox="0 0 21600 21600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1.093cm" svg:height="0.182cm" svg:x="4.727cm" svg:y="7.289cm">
          <text:p/>
          <draw:enhanced-geometry svg:viewBox="0 0 21600 21600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1.093cm" svg:height="0.182cm" svg:x="5.82cm" svg:y="7.289cm">
          <text:p/>
          <draw:enhanced-geometry svg:viewBox="0 0 21600 21600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1.094cm" svg:height="0.182cm" svg:x="6.913cm" svg:y="7.289cm">
          <text:p/>
          <draw:enhanced-geometry svg:viewBox="0 0 21600 21600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1.093cm" svg:height="0.182cm" svg:x="5cm" svg:y="7.544cm">
          <text:p/>
          <draw:enhanced-geometry svg:viewBox="0 0 21600 21600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1.094cm" svg:height="0.182cm" svg:x="6.093cm" svg:y="7.544cm">
          <text:p/>
          <draw:enhanced-geometry svg:viewBox="0 0 21600 21600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1.093cm" svg:height="0.182cm" svg:x="7.187cm" svg:y="7.544cm">
          <text:p/>
          <draw:enhanced-geometry svg:viewBox="0 0 21600 21600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1.093cm" svg:height="0.182cm" svg:x="5.456cm" svg:y="7.799cm">
          <text:p/>
          <draw:enhanced-geometry svg:viewBox="0 0 21600 21600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1.093cm" svg:height="0.182cm" svg:x="6.549cm" svg:y="7.799cm">
          <text:p/>
          <draw:enhanced-geometry svg:viewBox="0 0 21600 21600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1.093cm" svg:height="0.182cm" svg:x="5.729cm" svg:y="8.054cm">
          <text:p/>
          <draw:enhanced-geometry svg:viewBox="0 0 21600 21600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1.093cm" svg:height="0.182cm" svg:x="8.007cm" svg:y="7.289cm">
          <text:p/>
          <draw:enhanced-geometry svg:viewBox="0 0 21600 21600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1.094cm" svg:height="0.182cm" svg:x="6.822cm" svg:y="8.054cm">
          <text:p/>
          <draw:enhanced-geometry svg:viewBox="0 0 21600 21600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1.094cm" svg:height="0.182cm" svg:x="7.642cm" svg:y="7.799cm">
          <text:p/>
          <draw:enhanced-geometry svg:viewBox="0 0 21600 21600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1.093cm" svg:height="0.182cm" svg:x="6.276cm" svg:y="8.563cm">
          <text:p/>
          <draw:enhanced-geometry svg:viewBox="0 0 21600 21600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1.094cm" svg:height="0.182cm" svg:x="5.911cm" svg:y="8.308cm">
          <text:p/>
          <draw:enhanced-geometry svg:viewBox="0 0 21600 21600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1.093cm" svg:height="0.182cm" svg:x="7.005cm" svg:y="8.308cm">
          <text:p/>
          <draw:enhanced-geometry svg:viewBox="0 0 21600 21600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094cm" svg:height="0.182cm" svg:x="4.178cm" svg:y="5.778cm">
          <text:p/>
          <draw:enhanced-geometry svg:viewBox="0 0 21600 21600" draw:mirror-vertical="true" draw:mirror-horizontal="false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093cm" svg:height="0.182cm" svg:x="5.272cm" svg:y="5.778cm">
          <text:p/>
          <draw:enhanced-geometry svg:viewBox="0 0 21600 21600" draw:mirror-vertical="true" draw:mirror-horizontal="false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094cm" svg:height="0.182cm" svg:x="6.365cm" svg:y="5.778cm">
          <text:p/>
          <draw:enhanced-geometry svg:viewBox="0 0 21600 21600" draw:mirror-vertical="true" draw:mirror-horizontal="false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093cm" svg:height="0.182cm" svg:x="7.459cm" svg:y="5.778cm">
          <text:p/>
          <draw:enhanced-geometry svg:viewBox="0 0 21600 21600" draw:mirror-vertical="true" draw:mirror-horizontal="false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093cm" svg:height="0.182cm" svg:x="4.361cm" svg:y="5.523cm">
          <text:p/>
          <draw:enhanced-geometry svg:viewBox="0 0 21600 21600" draw:mirror-vertical="true" draw:mirror-horizontal="false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093cm" svg:height="0.182cm" svg:x="5.454cm" svg:y="5.523cm">
          <text:p/>
          <draw:enhanced-geometry svg:viewBox="0 0 21600 21600" draw:mirror-vertical="true" draw:mirror-horizontal="false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094cm" svg:height="0.182cm" svg:x="6.547cm" svg:y="5.523cm">
          <text:p/>
          <draw:enhanced-geometry svg:viewBox="0 0 21600 21600" draw:mirror-vertical="true" draw:mirror-horizontal="false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093cm" svg:height="0.182cm" svg:x="7.641cm" svg:y="5.523cm">
          <text:p/>
          <draw:enhanced-geometry svg:viewBox="0 0 21600 21600" draw:mirror-vertical="true" draw:mirror-horizontal="false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093cm" svg:height="0.182cm" svg:x="4.543cm" svg:y="5.268cm">
          <text:p/>
          <draw:enhanced-geometry svg:viewBox="0 0 21600 21600" draw:mirror-vertical="true" draw:mirror-horizontal="false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094cm" svg:height="0.182cm" svg:x="5.636cm" svg:y="5.268cm">
          <text:p/>
          <draw:enhanced-geometry svg:viewBox="0 0 21600 21600" draw:mirror-vertical="true" draw:mirror-horizontal="false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093cm" svg:height="0.182cm" svg:x="6.73cm" svg:y="5.268cm">
          <text:p/>
          <draw:enhanced-geometry svg:viewBox="0 0 21600 21600" draw:mirror-vertical="true" draw:mirror-horizontal="false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094cm" svg:height="0.182cm" svg:x="7.823cm" svg:y="5.268cm">
          <text:p/>
          <draw:enhanced-geometry svg:viewBox="0 0 21600 21600" draw:mirror-vertical="true" draw:mirror-horizontal="false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093cm" svg:height="0.182cm" svg:x="4.634cm" svg:y="5.013cm">
          <text:p/>
          <draw:enhanced-geometry svg:viewBox="0 0 21600 21600" draw:mirror-vertical="true" draw:mirror-horizontal="false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094cm" svg:height="0.182cm" svg:x="5.727cm" svg:y="5.013cm">
          <text:p/>
          <draw:enhanced-geometry svg:viewBox="0 0 21600 21600" draw:mirror-vertical="true" draw:mirror-horizontal="false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093cm" svg:height="0.182cm" svg:x="6.821cm" svg:y="5.013cm">
          <text:p/>
          <draw:enhanced-geometry svg:viewBox="0 0 21600 21600" draw:mirror-vertical="true" draw:mirror-horizontal="false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094cm" svg:height="0.182cm" svg:x="4.907cm" svg:y="4.759cm">
          <text:p/>
          <draw:enhanced-geometry svg:viewBox="0 0 21600 21600" draw:mirror-vertical="true" draw:mirror-horizontal="false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093cm" svg:height="0.182cm" svg:x="6.001cm" svg:y="4.759cm">
          <text:p/>
          <draw:enhanced-geometry svg:viewBox="0 0 21600 21600" draw:mirror-vertical="true" draw:mirror-horizontal="false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094cm" svg:height="0.182cm" svg:x="7.094cm" svg:y="4.759cm">
          <text:p/>
          <draw:enhanced-geometry svg:viewBox="0 0 21600 21600" draw:mirror-vertical="true" draw:mirror-horizontal="false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093cm" svg:height="0.182cm" svg:x="5.363cm" svg:y="4.504cm">
          <text:p/>
          <draw:enhanced-geometry svg:viewBox="0 0 21600 21600" draw:mirror-vertical="true" draw:mirror-horizontal="false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094cm" svg:height="0.182cm" svg:x="6.456cm" svg:y="4.504cm">
          <text:p/>
          <draw:enhanced-geometry svg:viewBox="0 0 21600 21600" draw:mirror-vertical="true" draw:mirror-horizontal="false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094cm" svg:height="0.182cm" svg:x="5.636cm" svg:y="4.249cm">
          <text:p/>
          <draw:enhanced-geometry svg:viewBox="0 0 21600 21600" draw:mirror-vertical="true" draw:mirror-horizontal="false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094cm" svg:height="0.182cm" svg:x="7.914cm" svg:y="5.013cm">
          <text:p/>
          <draw:enhanced-geometry svg:viewBox="0 0 21600 21600" draw:mirror-vertical="true" draw:mirror-horizontal="false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093cm" svg:height="0.182cm" svg:x="6.73cm" svg:y="4.249cm">
          <text:p/>
          <draw:enhanced-geometry svg:viewBox="0 0 21600 21600" draw:mirror-vertical="true" draw:mirror-horizontal="false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094cm" svg:height="0.182cm" svg:x="7.823cm" svg:y="4.249cm">
          <text:p/>
          <draw:enhanced-geometry svg:viewBox="0 0 21600 21600" draw:mirror-vertical="true" draw:mirror-horizontal="false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093cm" svg:height="0.182cm" svg:x="7.55cm" svg:y="4.504cm">
          <text:p/>
          <draw:enhanced-geometry svg:viewBox="0 0 21600 21600" draw:mirror-vertical="true" draw:mirror-horizontal="false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093cm" svg:height="0.182cm" svg:x="6.183cm" svg:y="3.739cm">
          <text:p/>
          <draw:enhanced-geometry svg:viewBox="0 0 21600 21600" draw:mirror-vertical="true" draw:mirror-horizontal="false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093cm" svg:height="0.182cm" svg:x="5.819cm" svg:y="3.994cm">
          <text:p/>
          <draw:enhanced-geometry svg:viewBox="0 0 21600 21600" draw:mirror-vertical="true" draw:mirror-horizontal="false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093cm" svg:height="0.182cm" svg:x="6.912cm" svg:y="3.994cm">
          <text:p/>
          <draw:enhanced-geometry svg:viewBox="0 0 21600 21600" draw:mirror-vertical="true" draw:mirror-horizontal="false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0.183cm" svg:height="0.182cm" svg:x="8.416cm" svg:y="5.263cm">
          <text:p text:style-name="P4"><text:span text:style-name="T1">G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6" draw:layer="layout" svg:width="0.183cm" svg:height="0.182cm" svg:x="8.416cm" svg:y="5.518cm">
          <text:p text:style-name="P4"><text:span text:style-name="T1">G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7" draw:text-style-name="P7" draw:layer="layout" svg:width="8.605cm" svg:height="2.081cm" svg:x="2.601cm" svg:y="1.148cm">
          <draw:text-box>
            <text:p><text:span text:style-name="T2">RNA – DNA differences</text:span></text:p>
            <text:p text:style-name="P4"><text:span text:style-name="T2">(RDDs)</text:span></text:p>
          </draw:text-box>
        </draw:frame>
        <draw:frame draw:style-name="gr8" draw:text-style-name="P7" draw:layer="layout" svg:width="10.171cm" svg:height="2.081cm" svg:x="13.82cm" svg:y="1.171cm">
          <draw:text-box>
            <text:p><text:span text:style-name="T2">RNA – RNA differences</text:span></text:p>
            <text:p><text:span text:style-name="T2">(RRDs)</text:span></text:p>
          </draw:text-box>
        </draw:frame>
        <draw:frame draw:style-name="gr9" draw:text-style-name="P7" draw:layer="layout" svg:width="2.233cm" svg:height="1.166cm" svg:x="1.4cm" svg:y="7cm">
          <draw:text-box>
            <text:p><text:span text:style-name="T2">DNA</text:span></text:p>
          </draw:text-box>
        </draw:frame>
        <draw:frame draw:style-name="gr9" draw:text-style-name="P7" draw:layer="layout" svg:width="2.233cm" svg:height="1.166cm" svg:x="1.438cm" svg:y="4.227cm">
          <draw:text-box>
            <text:p><text:span text:style-name="T2">RNA</text:span></text:p>
          </draw:text-box>
        </draw:frame>
        <draw:custom-shape draw:style-name="gr10" draw:text-style-name="P8" draw:layer="layout" svg:width="0.182cm" svg:height="0.182cm" svg:x="5.918cm" svg:y="4.255cm">
          <text:p text:style-name="P4"><text:span text:style-name="T1">G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8" draw:layer="layout" svg:width="0.182cm" svg:height="0.182cm" svg:x="5.918cm" svg:y="4.509cm">
          <text:p text:style-name="P4"><text:span text:style-name="T1">G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9" draw:layer="layout" svg:width="0.182cm" svg:height="0.182cm" svg:x="5.918cm" svg:y="4cm">
          <text:p text:style-name="P4"><text:span text:style-name="T1">G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8" draw:layer="layout" svg:width="0.182cm" svg:height="0.182cm" svg:x="5.911cm" svg:y="4.761cm">
          <text:p text:style-name="P4"><text:span text:style-name="T1">G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8" draw:layer="layout" svg:width="0.182cm" svg:height="0.182cm" svg:x="5.911cm" svg:y="5.271cm">
          <text:p text:style-name="P4"><text:span text:style-name="T1">G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8" draw:layer="layout" svg:width="0.182cm" svg:height="0.182cm" svg:x="5.911cm" svg:y="5.525cm">
          <text:p text:style-name="P4"><text:span text:style-name="T1">G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8" draw:layer="layout" svg:width="0.182cm" svg:height="0.182cm" svg:x="5.911cm" svg:y="5.016cm">
          <text:p text:style-name="P4"><text:span text:style-name="T1">G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8" draw:layer="layout" svg:width="0.182cm" svg:height="0.182cm" svg:x="5.918cm" svg:y="5.787cm">
          <text:p text:style-name="P4"><text:span text:style-name="T1">G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5" draw:layer="layout" svg:width="0.183cm" svg:height="0.182cm" svg:x="8.417cm" svg:y="5.032cm">
          <text:p text:style-name="P4"><text:span text:style-name="T1">G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1" draw:text-style-name="P10" draw:layer="layout" svg:width="0.942cm" svg:height="0.815cm" svg:x="5.583cm" svg:y="5.775cm">
          <draw:text-box>
            <text:p><text:span text:style-name="T3">A</text:span></text:p>
          </draw:text-box>
        </draw:frame>
        <draw:frame draw:style-name="gr11" draw:text-style-name="P10" draw:layer="layout" svg:width="0.942cm" svg:height="0.815cm" svg:x="8.077cm" svg:y="5.775cm">
          <draw:text-box>
            <text:p><text:span text:style-name="T3">A</text:span></text:p>
          </draw:text-box>
        </draw:frame>
        <draw:custom-shape draw:style-name="gr10" draw:text-style-name="P8" draw:layer="layout" svg:width="0.182cm" svg:height="0.182cm" svg:x="5.913cm" svg:y="6.779cm">
          <text:p text:style-name="P4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182cm" svg:height="0.182cm" svg:x="5.913cm" svg:y="7.033cm">
          <text:p text:style-name="P4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182cm" svg:height="0.182cm" svg:x="5.906cm" svg:y="7.285cm">
          <text:p text:style-name="P4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182cm" svg:height="0.182cm" svg:x="5.906cm" svg:y="7.795cm">
          <text:p text:style-name="P4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182cm" svg:height="0.182cm" svg:x="5.906cm" svg:y="8.049cm">
          <text:p text:style-name="P4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182cm" svg:height="0.182cm" svg:x="5.906cm" svg:y="7.54cm">
          <text:p text:style-name="P4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182cm" svg:height="0.182cm" svg:x="5.913cm" svg:y="8.311cm">
          <text:p text:style-name="P4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182cm" svg:height="0.182cm" svg:x="5.914cm" svg:y="6.548cm">
          <text:p text:style-name="P4"><text:span text:style-name="T1">G</text:span></text:p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4.735cm" svg:height="2.996cm" svg:x="6.565cm" svg:y="8.804cm">
          <draw:text-box>
            <text:p><text:span text:style-name="T2">RNA editing</text:span></text:p>
            <text:p><text:span text:style-name="T4">site</text:span></text:p>
            <text:p><text:span text:style-name="T2"/></text:p>
          </draw:text-box>
        </draw:frame>
        <draw:frame draw:style-name="gr13" draw:text-style-name="P7" draw:layer="layout" svg:width="2.847cm" svg:height="1.166cm" svg:x="12.453cm" svg:y="7.1cm">
          <draw:text-box>
            <text:p><text:span text:style-name="T2">RNA 2</text:span></text:p>
          </draw:text-box>
        </draw:frame>
        <draw:frame draw:style-name="gr13" draw:text-style-name="P7" draw:layer="layout" svg:width="2.847cm" svg:height="1.166cm" svg:x="12.5cm" svg:y="4.3cm">
          <draw:text-box>
            <text:p><text:span text:style-name="T2">RNA 1</text:span></text:p>
          </draw:text-box>
        </draw:frame>
        <draw:custom-shape draw:style-name="gr14" draw:text-style-name="P3" draw:layer="layout" svg:width="1.094cm" svg:height="0.182cm" svg:x="16.059cm" svg:y="6.595cm">
          <text:p/>
          <draw:enhanced-geometry svg:viewBox="0 0 21600 21600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093cm" svg:height="0.182cm" svg:x="17.153cm" svg:y="6.595cm">
          <text:p/>
          <draw:enhanced-geometry svg:viewBox="0 0 21600 21600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4" draw:text-style-name="P3" draw:layer="layout" svg:width="1.094cm" svg:height="0.182cm" svg:x="18.246cm" svg:y="6.595cm">
          <text:p/>
          <draw:enhanced-geometry svg:viewBox="0 0 21600 21600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093cm" svg:height="0.182cm" svg:x="19.34cm" svg:y="6.595cm">
          <text:p/>
          <draw:enhanced-geometry svg:viewBox="0 0 21600 21600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093cm" svg:height="0.182cm" svg:x="16.242cm" svg:y="6.85cm">
          <text:p/>
          <draw:enhanced-geometry svg:viewBox="0 0 21600 21600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093cm" svg:height="0.182cm" svg:x="17.335cm" svg:y="6.85cm">
          <text:p/>
          <draw:enhanced-geometry svg:viewBox="0 0 21600 21600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4" draw:text-style-name="P3" draw:layer="layout" svg:width="1.094cm" svg:height="0.182cm" svg:x="18.428cm" svg:y="6.85cm">
          <text:p/>
          <draw:enhanced-geometry svg:viewBox="0 0 21600 21600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093cm" svg:height="0.182cm" svg:x="19.522cm" svg:y="6.85cm">
          <text:p/>
          <draw:enhanced-geometry svg:viewBox="0 0 21600 21600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093cm" svg:height="0.182cm" svg:x="16.424cm" svg:y="7.105cm">
          <text:p/>
          <draw:enhanced-geometry svg:viewBox="0 0 21600 21600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4" draw:text-style-name="P3" draw:layer="layout" svg:width="1.094cm" svg:height="0.182cm" svg:x="17.517cm" svg:y="7.105cm">
          <text:p/>
          <draw:enhanced-geometry svg:viewBox="0 0 21600 21600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093cm" svg:height="0.182cm" svg:x="18.611cm" svg:y="7.105cm">
          <text:p/>
          <draw:enhanced-geometry svg:viewBox="0 0 21600 21600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4" draw:text-style-name="P3" draw:layer="layout" svg:width="1.094cm" svg:height="0.182cm" svg:x="19.704cm" svg:y="7.105cm">
          <text:p/>
          <draw:enhanced-geometry svg:viewBox="0 0 21600 21600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093cm" svg:height="0.182cm" svg:x="16.515cm" svg:y="7.36cm">
          <text:p/>
          <draw:enhanced-geometry svg:viewBox="0 0 21600 21600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4" draw:text-style-name="P3" draw:layer="layout" svg:width="1.094cm" svg:height="0.182cm" svg:x="17.608cm" svg:y="7.36cm">
          <text:p/>
          <draw:enhanced-geometry svg:viewBox="0 0 21600 21600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093cm" svg:height="0.182cm" svg:x="18.702cm" svg:y="7.36cm">
          <text:p/>
          <draw:enhanced-geometry svg:viewBox="0 0 21600 21600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4" draw:text-style-name="P3" draw:layer="layout" svg:width="1.094cm" svg:height="0.182cm" svg:x="16.788cm" svg:y="7.614cm">
          <text:p/>
          <draw:enhanced-geometry svg:viewBox="0 0 21600 21600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093cm" svg:height="0.182cm" svg:x="17.882cm" svg:y="7.614cm">
          <text:p/>
          <draw:enhanced-geometry svg:viewBox="0 0 21600 21600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4" draw:text-style-name="P3" draw:layer="layout" svg:width="1.094cm" svg:height="0.182cm" svg:x="18.975cm" svg:y="7.614cm">
          <text:p/>
          <draw:enhanced-geometry svg:viewBox="0 0 21600 21600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093cm" svg:height="0.182cm" svg:x="17.244cm" svg:y="7.869cm">
          <text:p/>
          <draw:enhanced-geometry svg:viewBox="0 0 21600 21600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4" draw:text-style-name="P3" draw:layer="layout" svg:width="1.094cm" svg:height="0.182cm" svg:x="18.337cm" svg:y="7.869cm">
          <text:p/>
          <draw:enhanced-geometry svg:viewBox="0 0 21600 21600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4" draw:text-style-name="P3" draw:layer="layout" svg:width="1.094cm" svg:height="0.182cm" svg:x="17.517cm" svg:y="8.124cm">
          <text:p/>
          <draw:enhanced-geometry svg:viewBox="0 0 21600 21600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4" draw:text-style-name="P3" draw:layer="layout" svg:width="1.094cm" svg:height="0.182cm" svg:x="19.795cm" svg:y="7.36cm">
          <text:p/>
          <draw:enhanced-geometry svg:viewBox="0 0 21600 21600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093cm" svg:height="0.182cm" svg:x="18.611cm" svg:y="8.124cm">
          <text:p/>
          <draw:enhanced-geometry svg:viewBox="0 0 21600 21600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4" draw:text-style-name="P3" draw:layer="layout" svg:width="1.094cm" svg:height="0.182cm" svg:x="19.704cm" svg:y="8.124cm">
          <text:p/>
          <draw:enhanced-geometry svg:viewBox="0 0 21600 21600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093cm" svg:height="0.182cm" svg:x="19.431cm" svg:y="7.869cm">
          <text:p/>
          <draw:enhanced-geometry svg:viewBox="0 0 21600 21600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093cm" svg:height="0.182cm" svg:x="18.064cm" svg:y="8.634cm">
          <text:p/>
          <draw:enhanced-geometry svg:viewBox="0 0 21600 21600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093cm" svg:height="0.182cm" svg:x="17.7cm" svg:y="8.379cm">
          <text:p/>
          <draw:enhanced-geometry svg:viewBox="0 0 21600 21600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093cm" svg:height="0.182cm" svg:x="18.793cm" svg:y="8.379cm">
          <text:p/>
          <draw:enhanced-geometry svg:viewBox="0 0 21600 21600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0.183cm" svg:height="0.182cm" svg:x="20.16cm" svg:y="6.826cm">
          <text:p text:style-name="P4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183cm" svg:height="0.182cm" svg:x="20.16cm" svg:y="7.081cm">
          <text:p text:style-name="P4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182cm" svg:height="0.182cm" svg:x="17.706cm" svg:y="6.854cm">
          <text:p text:style-name="P4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182cm" svg:height="0.182cm" svg:x="17.706cm" svg:y="7.108cm">
          <text:p text:style-name="P4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182cm" svg:height="0.182cm" svg:x="17.706cm" svg:y="6.599cm">
          <text:p text:style-name="P4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182cm" svg:height="0.182cm" svg:x="17.699cm" svg:y="7.36cm">
          <text:p text:style-name="P4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182cm" svg:height="0.182cm" svg:x="17.699cm" svg:y="7.87cm">
          <text:p text:style-name="P4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182cm" svg:height="0.182cm" svg:x="17.699cm" svg:y="8.124cm">
          <text:p text:style-name="P4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182cm" svg:height="0.182cm" svg:x="17.699cm" svg:y="7.615cm">
          <text:p text:style-name="P4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182cm" svg:height="0.182cm" svg:x="17.706cm" svg:y="8.386cm">
          <text:p text:style-name="P4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183cm" svg:height="0.182cm" svg:x="20.161cm" svg:y="6.595cm">
          <text:p text:style-name="P4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183cm" svg:height="0.182cm" svg:x="20.16cm" svg:y="7.846cm">
          <text:p text:style-name="P4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183cm" svg:height="0.182cm" svg:x="20.161cm" svg:y="7.36cm">
          <text:p text:style-name="P4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0.463cm" svg:height="2.315cm" svg:x="3.569cm" svg:y="3.7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" draw:text-style-name="P11" draw:layer="layout" svg:width="0.463cm" svg:height="2.315cm" svg:x="3.537cm" svg:y="6.48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" draw:text-style-name="P11" draw:layer="layout" svg:width="0.463cm" svg:height="2.315cm" svg:x="15.236cm" svg:y="6.585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7" draw:layer="layout" svg:width="2.022cm" svg:height="1.166cm" svg:x="3.5cm" svg:y="9.034cm">
          <draw:text-box>
            <text:p><text:span text:style-name="T2">SNP</text:span></text:p>
          </draw:text-box>
        </draw:frame>
        <draw:line draw:style-name="gr19" draw:text-style-name="P11" draw:layer="layout" svg:x1="4.5cm" svg:y1="9.2cm" svg:x2="5.8cm" svg:y2="6.3cm">
          <text:p/>
        </draw:line>
        <draw:line draw:style-name="gr20" draw:text-style-name="P11" draw:layer="layout" svg:x1="8.9cm" svg:y1="8.8cm" svg:x2="8.5cm" svg:y2="6.4cm">
          <text:p/>
        </draw:line>
        <draw:custom-shape draw:style-name="gr1" draw:text-style-name="P1" draw:layer="layout" svg:width="7.3cm" svg:height="0.182cm" svg:x="14.6cm" svg:y="6.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94cm" svg:height="0.182cm" svg:x="15.978cm" svg:y="5.788cm">
          <text:p/>
          <draw:enhanced-geometry svg:viewBox="0 0 21600 21600" draw:mirror-vertical="true" draw:mirror-horizontal="false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093cm" svg:height="0.182cm" svg:x="17.072cm" svg:y="5.788cm">
          <text:p/>
          <draw:enhanced-geometry svg:viewBox="0 0 21600 21600" draw:mirror-vertical="true" draw:mirror-horizontal="false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094cm" svg:height="0.182cm" svg:x="18.165cm" svg:y="5.788cm">
          <text:p/>
          <draw:enhanced-geometry svg:viewBox="0 0 21600 21600" draw:mirror-vertical="true" draw:mirror-horizontal="false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093cm" svg:height="0.182cm" svg:x="19.259cm" svg:y="5.788cm">
          <text:p/>
          <draw:enhanced-geometry svg:viewBox="0 0 21600 21600" draw:mirror-vertical="true" draw:mirror-horizontal="false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093cm" svg:height="0.182cm" svg:x="16.161cm" svg:y="5.533cm">
          <text:p/>
          <draw:enhanced-geometry svg:viewBox="0 0 21600 21600" draw:mirror-vertical="true" draw:mirror-horizontal="false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093cm" svg:height="0.182cm" svg:x="17.254cm" svg:y="5.533cm">
          <text:p/>
          <draw:enhanced-geometry svg:viewBox="0 0 21600 21600" draw:mirror-vertical="true" draw:mirror-horizontal="false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094cm" svg:height="0.182cm" svg:x="18.347cm" svg:y="5.533cm">
          <text:p/>
          <draw:enhanced-geometry svg:viewBox="0 0 21600 21600" draw:mirror-vertical="true" draw:mirror-horizontal="false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093cm" svg:height="0.182cm" svg:x="19.441cm" svg:y="5.533cm">
          <text:p/>
          <draw:enhanced-geometry svg:viewBox="0 0 21600 21600" draw:mirror-vertical="true" draw:mirror-horizontal="false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093cm" svg:height="0.182cm" svg:x="16.343cm" svg:y="5.278cm">
          <text:p/>
          <draw:enhanced-geometry svg:viewBox="0 0 21600 21600" draw:mirror-vertical="true" draw:mirror-horizontal="false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094cm" svg:height="0.182cm" svg:x="17.436cm" svg:y="5.278cm">
          <text:p/>
          <draw:enhanced-geometry svg:viewBox="0 0 21600 21600" draw:mirror-vertical="true" draw:mirror-horizontal="false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093cm" svg:height="0.182cm" svg:x="18.53cm" svg:y="5.278cm">
          <text:p/>
          <draw:enhanced-geometry svg:viewBox="0 0 21600 21600" draw:mirror-vertical="true" draw:mirror-horizontal="false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094cm" svg:height="0.182cm" svg:x="19.623cm" svg:y="5.278cm">
          <text:p/>
          <draw:enhanced-geometry svg:viewBox="0 0 21600 21600" draw:mirror-vertical="true" draw:mirror-horizontal="false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093cm" svg:height="0.182cm" svg:x="16.434cm" svg:y="5.023cm">
          <text:p/>
          <draw:enhanced-geometry svg:viewBox="0 0 21600 21600" draw:mirror-vertical="true" draw:mirror-horizontal="false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094cm" svg:height="0.182cm" svg:x="17.527cm" svg:y="5.023cm">
          <text:p/>
          <draw:enhanced-geometry svg:viewBox="0 0 21600 21600" draw:mirror-vertical="true" draw:mirror-horizontal="false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093cm" svg:height="0.182cm" svg:x="18.621cm" svg:y="5.023cm">
          <text:p/>
          <draw:enhanced-geometry svg:viewBox="0 0 21600 21600" draw:mirror-vertical="true" draw:mirror-horizontal="false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094cm" svg:height="0.182cm" svg:x="16.707cm" svg:y="4.769cm">
          <text:p/>
          <draw:enhanced-geometry svg:viewBox="0 0 21600 21600" draw:mirror-vertical="true" draw:mirror-horizontal="false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093cm" svg:height="0.182cm" svg:x="17.801cm" svg:y="4.769cm">
          <text:p/>
          <draw:enhanced-geometry svg:viewBox="0 0 21600 21600" draw:mirror-vertical="true" draw:mirror-horizontal="false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094cm" svg:height="0.182cm" svg:x="18.894cm" svg:y="4.769cm">
          <text:p/>
          <draw:enhanced-geometry svg:viewBox="0 0 21600 21600" draw:mirror-vertical="true" draw:mirror-horizontal="false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093cm" svg:height="0.182cm" svg:x="17.163cm" svg:y="4.514cm">
          <text:p/>
          <draw:enhanced-geometry svg:viewBox="0 0 21600 21600" draw:mirror-vertical="true" draw:mirror-horizontal="false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094cm" svg:height="0.182cm" svg:x="18.256cm" svg:y="4.514cm">
          <text:p/>
          <draw:enhanced-geometry svg:viewBox="0 0 21600 21600" draw:mirror-vertical="true" draw:mirror-horizontal="false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094cm" svg:height="0.182cm" svg:x="17.436cm" svg:y="4.259cm">
          <text:p/>
          <draw:enhanced-geometry svg:viewBox="0 0 21600 21600" draw:mirror-vertical="true" draw:mirror-horizontal="false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094cm" svg:height="0.182cm" svg:x="19.714cm" svg:y="5.023cm">
          <text:p/>
          <draw:enhanced-geometry svg:viewBox="0 0 21600 21600" draw:mirror-vertical="true" draw:mirror-horizontal="false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093cm" svg:height="0.182cm" svg:x="18.53cm" svg:y="4.259cm">
          <text:p/>
          <draw:enhanced-geometry svg:viewBox="0 0 21600 21600" draw:mirror-vertical="true" draw:mirror-horizontal="false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1.094cm" svg:height="0.182cm" svg:x="19.623cm" svg:y="4.259cm">
          <text:p/>
          <draw:enhanced-geometry svg:viewBox="0 0 21600 21600" draw:mirror-vertical="true" draw:mirror-horizontal="false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093cm" svg:height="0.182cm" svg:x="19.35cm" svg:y="4.514cm">
          <text:p/>
          <draw:enhanced-geometry svg:viewBox="0 0 21600 21600" draw:mirror-vertical="true" draw:mirror-horizontal="false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093cm" svg:height="0.182cm" svg:x="17.983cm" svg:y="3.749cm">
          <text:p/>
          <draw:enhanced-geometry svg:viewBox="0 0 21600 21600" draw:mirror-vertical="true" draw:mirror-horizontal="false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093cm" svg:height="0.182cm" svg:x="17.619cm" svg:y="4.004cm">
          <text:p/>
          <draw:enhanced-geometry svg:viewBox="0 0 21600 21600" draw:mirror-vertical="true" draw:mirror-horizontal="false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.093cm" svg:height="0.182cm" svg:x="18.712cm" svg:y="4.004cm">
          <text:p/>
          <draw:enhanced-geometry svg:viewBox="0 0 21600 21600" draw:mirror-vertical="true" draw:mirror-horizontal="false" draw:text-areas="0 0 21600 21600" draw:type="pentagon-right" draw:modifiers="19628.5143237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0.183cm" svg:height="0.182cm" svg:x="20.216cm" svg:y="5.273cm">
          <text:p text:style-name="P4"><text:span text:style-name="T1">G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6" draw:layer="layout" svg:width="0.183cm" svg:height="0.182cm" svg:x="20.216cm" svg:y="5.528cm">
          <text:p text:style-name="P4"><text:span text:style-name="T1">G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8" draw:layer="layout" svg:width="0.182cm" svg:height="0.182cm" svg:x="17.718cm" svg:y="4.265cm">
          <text:p text:style-name="P4"><text:span text:style-name="T1">G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8" draw:layer="layout" svg:width="0.182cm" svg:height="0.182cm" svg:x="17.718cm" svg:y="4.519cm">
          <text:p text:style-name="P4"><text:span text:style-name="T1">G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9" draw:layer="layout" svg:width="0.182cm" svg:height="0.182cm" svg:x="17.718cm" svg:y="4.01cm">
          <text:p text:style-name="P4"><text:span text:style-name="T1">G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8" draw:layer="layout" svg:width="0.182cm" svg:height="0.182cm" svg:x="17.711cm" svg:y="4.771cm">
          <text:p text:style-name="P4"><text:span text:style-name="T1">G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8" draw:layer="layout" svg:width="0.182cm" svg:height="0.182cm" svg:x="17.711cm" svg:y="5.281cm">
          <text:p text:style-name="P4"><text:span text:style-name="T1">G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8" draw:layer="layout" svg:width="0.182cm" svg:height="0.182cm" svg:x="17.711cm" svg:y="5.535cm">
          <text:p text:style-name="P4"><text:span text:style-name="T1">G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8" draw:layer="layout" svg:width="0.182cm" svg:height="0.182cm" svg:x="17.711cm" svg:y="5.026cm">
          <text:p text:style-name="P4"><text:span text:style-name="T1">G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8" draw:layer="layout" svg:width="0.182cm" svg:height="0.182cm" svg:x="17.718cm" svg:y="5.797cm">
          <text:p text:style-name="P4"><text:span text:style-name="T1">G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5" draw:layer="layout" svg:width="0.183cm" svg:height="0.182cm" svg:x="20.217cm" svg:y="5.042cm">
          <text:p text:style-name="P4"><text:span text:style-name="T1">G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1" draw:text-style-name="P10" draw:layer="layout" svg:width="0.942cm" svg:height="0.815cm" svg:x="17.383cm" svg:y="5.785cm">
          <draw:text-box>
            <text:p><text:span text:style-name="T3">A</text:span></text:p>
          </draw:text-box>
        </draw:frame>
        <draw:frame draw:style-name="gr11" draw:text-style-name="P10" draw:layer="layout" svg:width="0.942cm" svg:height="0.815cm" svg:x="19.877cm" svg:y="5.785cm">
          <draw:text-box>
            <text:p><text:span text:style-name="T3">A</text:span></text:p>
          </draw:text-box>
        </draw:frame>
        <draw:custom-shape draw:style-name="gr16" draw:text-style-name="P11" draw:layer="layout" svg:width="0.463cm" svg:height="2.315cm" svg:x="15.269cm" svg:y="3.73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7" draw:layer="layout" svg:width="2.022cm" svg:height="1.166cm" svg:x="15.278cm" svg:y="9.1cm">
          <draw:text-box>
            <text:p><text:span text:style-name="T2">SNP</text:span></text:p>
          </draw:text-box>
        </draw:frame>
        <draw:line draw:style-name="gr19" draw:text-style-name="P11" draw:layer="layout" svg:x1="16.3cm" svg:y1="9.3cm" svg:x2="17.722cm" svg:y2="6.334cm">
          <text:p/>
        </draw:line>
        <draw:frame draw:style-name="gr21" draw:text-style-name="P7" draw:layer="layout" svg:width="4.735cm" svg:height="3.911cm" svg:x="19.1cm" svg:y="8.704cm">
          <draw:text-box>
            <text:p><text:span text:style-name="T2">differential</text:span></text:p>
            <text:p><text:span text:style-name="T2">RNA editing</text:span></text:p>
            <text:p><text:span text:style-name="T4">site</text:span></text:p>
            <text:p><text:span text:style-name="T2"/></text:p>
          </draw:text-box>
        </draw:frame>
        <draw:line draw:style-name="gr20" draw:text-style-name="P11" draw:layer="layout" svg:x1="21.4cm" svg:y1="8.9cm" svg:x2="20.424cm" svg:y2="6.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Roman" svg:font-family="'Latin Modern Roma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15:54:27.270631611</meta:creation-date>
    <dc:date>2016-11-16T05:39:19.328804909</dc:date>
    <meta:editing-duration>PT1H6M15S</meta:editing-duration>
    <meta:editing-cycles>14</meta:editing-cycles>
    <meta:generator>LibreOffice/5.1.4.2$Linux_X86_64 LibreOffice_project/10m0$Build-2</meta:generator>
    <dc:creator>Michael Piechotta</dc:creator>
    <meta:document-statistic meta:object-count="178"/>
  </office:meta>
</office:document-meta>
</file>